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180d8c" officeooo:paragraph-rsid="00180d8c"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Times New Roman" fo:font-size="14pt" style:text-underline-style="none" fo:font-weight="normal" officeooo:rsid="007d9601" officeooo:paragraph-rsid="007d9601"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style:text-underline-style="none" fo:font-weight="normal" officeooo:rsid="009d1ee1" officeooo:paragraph-rsid="009d1ee1"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style:text-underline-style="none" fo:font-weight="normal" officeooo:rsid="009ed4c5" officeooo:paragraph-rsid="009ed4c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style:text-underline-style="none" fo:font-weight="normal" officeooo:rsid="00a05e8c" officeooo:paragraph-rsid="00a05e8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style:text-underline-style="none" fo:font-weight="normal" officeooo:rsid="00a5b49c" officeooo:paragraph-rsid="00a96a1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style:text-underline-style="none" fo:font-weight="normal" officeooo:rsid="00ae20e1" officeooo:paragraph-rsid="00ae20e1"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style:text-underline-style="none" fo:font-weight="normal" officeooo:rsid="00afe5bf" officeooo:paragraph-rsid="00ae20e1"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style:text-underline-style="none" fo:font-weight="normal" officeooo:rsid="00afe5bf" officeooo:paragraph-rsid="00afe5b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style:text-underline-style="none" fo:font-weight="normal" officeooo:rsid="00b93276" officeooo:paragraph-rsid="00b9327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style:text-underline-style="none" fo:font-weight="normal" officeooo:rsid="00ba9285" officeooo:paragraph-rsid="00bbfeb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style:text-underline-style="none" fo:font-weight="normal" officeooo:rsid="00ba9285" officeooo:paragraph-rsid="00bda331"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style:text-underline-style="none" fo:font-weight="normal" officeooo:rsid="00ba9285" officeooo:paragraph-rsid="00c075b5"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style:text-underline-style="none" fo:font-weight="normal" officeooo:rsid="00ba9285" officeooo:paragraph-rsid="00c26360"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style:text-underline-style="none" fo:font-weight="normal" officeooo:rsid="00ba9285" officeooo:paragraph-rsid="00c3288c"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7cc709" officeooo:paragraph-rsid="007cc70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556fc4" officeooo:paragraph-rsid="003c96a8"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0294c" officeooo:paragraph-rsid="0080294c"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15d4c" officeooo:paragraph-rsid="00815d4c"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34c0f" officeooo:paragraph-rsid="00834c0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5394e" officeooo:paragraph-rsid="00834c0f"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5394e" officeooo:paragraph-rsid="0085394e"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753b3" officeooo:paragraph-rsid="008753b3"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771f6" officeooo:paragraph-rsid="008771f6"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c62d7" officeooo:paragraph-rsid="008c62d7"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df8d3" officeooo:paragraph-rsid="008df8d3"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9b5d4b" officeooo:paragraph-rsid="009b5d4b"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02f98" officeooo:paragraph-rsid="00b02f98"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20db9" officeooo:paragraph-rsid="00b20db9"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4800d" officeooo:paragraph-rsid="00b4800d"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5faa0" officeooo:paragraph-rsid="00b5faa0"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64e8c" officeooo:paragraph-rsid="00b64e8c"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93276" officeooo:paragraph-rsid="00b93276"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180d8c" officeooo:paragraph-rsid="00180d8c" style:font-size-asian="14pt" style:font-weight-asian="normal" style:font-size-complex="16pt" style:font-weight-complex="normal"/>
    </style:style>
    <style:style style:name="T1" style:family="text">
      <style:text-properties style:text-underline-style="solid" style:text-underline-width="auto" style:text-underline-color="font-color" officeooo:rsid="00a9a7f1"/>
    </style:style>
    <style:style style:name="T2" style:family="text">
      <style:text-properties style:text-underline-style="none"/>
    </style:style>
    <style:style style:name="T3" style:family="text">
      <style:text-properties style:text-underline-style="none" officeooo:rsid="0084f1f9"/>
    </style:style>
    <style:style style:name="T4" style:family="text">
      <style:text-properties style:text-underline-style="none" officeooo:rsid="0086333d"/>
    </style:style>
    <style:style style:name="T5" style:family="text">
      <style:text-properties style:text-underline-style="none" officeooo:rsid="0087ddb0"/>
    </style:style>
    <style:style style:name="T6" style:family="text">
      <style:text-properties style:text-underline-style="none" officeooo:rsid="0090306e"/>
    </style:style>
    <style:style style:name="T7" style:family="text">
      <style:text-properties style:text-underline-style="none" officeooo:rsid="00905d9c"/>
    </style:style>
    <style:style style:name="T8" style:family="text">
      <style:text-properties style:text-underline-style="none" officeooo:rsid="00924131"/>
    </style:style>
    <style:style style:name="T9" style:family="text">
      <style:text-properties style:text-underline-style="none" officeooo:rsid="00943bd8"/>
    </style:style>
    <style:style style:name="T10" style:family="text">
      <style:text-properties style:text-underline-style="none" officeooo:rsid="00964b57"/>
    </style:style>
    <style:style style:name="T11" style:family="text">
      <style:text-properties style:text-underline-style="none" officeooo:rsid="009728a3"/>
    </style:style>
    <style:style style:name="T12" style:family="text">
      <style:text-properties style:text-underline-style="none" officeooo:rsid="009910a0"/>
    </style:style>
    <style:style style:name="T13" style:family="text">
      <style:text-properties style:text-underline-style="none" officeooo:rsid="00b22b6e"/>
    </style:style>
    <style:style style:name="T14" style:family="text">
      <style:text-properties style:text-underline-style="none" officeooo:rsid="00b37676"/>
    </style:style>
    <style:style style:name="T15" style:family="text">
      <style:text-properties style:text-underline-style="none" officeooo:rsid="00b5ab62"/>
    </style:style>
    <style:style style:name="T16" style:family="text">
      <style:text-properties officeooo:rsid="007b0a37"/>
    </style:style>
    <style:style style:name="T17" style:family="text">
      <style:text-properties officeooo:rsid="007de1e5"/>
    </style:style>
    <style:style style:name="T18" style:family="text">
      <style:text-properties officeooo:rsid="00a0047e"/>
    </style:style>
    <style:style style:name="T19" style:family="text">
      <style:text-properties officeooo:rsid="00a21f5d"/>
    </style:style>
    <style:style style:name="T20" style:family="text">
      <style:text-properties officeooo:rsid="00a624a8"/>
    </style:style>
    <style:style style:name="T21" style:family="text">
      <style:text-properties officeooo:rsid="00a9a7f1"/>
    </style:style>
    <style:style style:name="T22" style:family="text">
      <style:text-properties officeooo:rsid="00baeaa9"/>
    </style:style>
    <style:style style:name="T23" style:family="text">
      <style:text-properties officeooo:rsid="00bbfeb6"/>
    </style:style>
    <style:style style:name="T24" style:family="text">
      <style:text-properties officeooo:rsid="00bda331"/>
    </style:style>
    <style:style style:name="T25" style:family="text">
      <style:text-properties officeooo:rsid="00bdf2a9"/>
    </style:style>
    <style:style style:name="T26" style:family="text">
      <style:text-properties officeooo:rsid="00c075b5"/>
    </style:style>
    <style:style style:name="T27" style:family="text">
      <style:text-properties officeooo:rsid="00c26360"/>
    </style:style>
    <style:style style:name="T28" style:family="text">
      <style:text-properties officeooo:rsid="00c328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artie I : Les fondateurs de la discipline</text:p>
      <text:p text:style-name="P3"/>
      <text:p text:style-name="P3"/>
      <text:p text:style-name="P3"/>
      <text:p text:style-name="P4">Séance <text:span text:style-name="T16">2 : Marx et Weber : classe sociales et rationalisation du monde.</text:span></text:p>
      <text:p text:style-name="P4"/>
      <text:p text:style-name="P4"/>
      <text:p text:style-name="P19">I. Marx</text:p>
      <text:p text:style-name="P20"/>
      <text:p text:style-name="P5">Marx est un auteur très difficile à <text:span text:style-name="T17">placer. Avant tout un économiste, mais néanmoins très sensible aux bouleversements sociaux liés à la révolution industrielle, en effet militant de la cause sociale il a participé aux mouvements ouvriers, et a été fasciné par le fonctionnement de la société.</text:span></text:p>
      <text:p text:style-name="P5"/>
      <text:p text:style-name="P21">Marx et la matérialisme historique</text:p>
      <text:p text:style-name="P21"><text:span text:style-name="T2"/></text:p>
      <text:p text:style-name="P22"><text:span text:style-name="T2">Les écrits de Marx sont équivoques, il a fait l’objet de commentaires multiples et contradictoires.</text:span></text:p>
      <text:p text:style-name="P23"><text:span text:style-name="T2">Le marxisme </text:span><text:span text:style-name="T3">en effet </text:span><text:span text:style-name="T2">n’est qu’une manière d’interpréter Marx.</text:span></text:p>
      <text:p text:style-name="P24"><text:span text:style-name="T2"/></text:p>
      <text:p text:style-name="P25"><text:span text:style-name="T2">Philosophe, sociologue, économiste et homme d’action, </text:span><text:span text:style-name="T4">il est le fondateur de la première internationale des travailleurs en 1864. Il a aussi pris le rôle de journaliste à plusieurs reprises pour vivre.</text:span></text:p>
      <text:p text:style-name="P25"><text:span text:style-name="T4"/></text:p>
      <text:p text:style-name="P26"><text:span text:style-name="T4">a. </text:span><text:span text:style-name="T2">Marx Philosophe </text:span></text:p>
      <text:p text:style-name="P26"><text:span text:style-name="T2"/></text:p>
      <text:p text:style-name="P27"><text:span text:style-name="T2">Tous les écris de jeunesse de Marx sont des critiques de l’idéalisme </text:span><text:span text:style-name="T5">Hegelien.</text:span></text:p>
      <text:p text:style-name="P27"><text:span text:style-name="T5"/></text:p>
      <text:p text:style-name="P28">1843 :<text:span text:style-name="T2"> </text:span>Critique de la philosophie du droit de Hegel</text:p>
      <text:p text:style-name="P28"><text:span text:style-name="T2"/></text:p>
      <text:p text:style-name="P29"><text:span text:style-name="T2">Dans ce livre, Marx va poser des principes du matérialisme historique, il affirme la primauté du monde matériel sur le monde des idée</text:span><text:span text:style-name="T6">s.<text:line-break/>Le matérialisme, dis Marx, </text:span><text:span text:style-name="T7">pars de l’idée que le monde matériel existe indépendamment des représentations.</text:span></text:p>
      <text:p text:style-name="P29"><text:span text:style-name="T7"/></text:p>
      <text:p text:style-name="P29"><text:span text:style-name="T7">« </text:span><text:span text:style-name="T8">C’est notre existence sociale qui détermine notre conscience », </text:span><text:span text:style-name="T9">notre conscience (nos idées), n’ont pas </text:span><text:span text:style-name="T11">d’impacts</text:span><text:span text:style-name="T9"> sur notre condition, mais le contraire, </text:span><text:span text:style-name="T10">notre condition détermine nos idées. </text:span><text:span text:style-name="T12">Il s’agit du déterminisme matériel.</text:span></text:p>
      <text:p text:style-name="P29"><text:span text:style-name="T12"/></text:p>
      <text:p text:style-name="P29"><text:span text:style-name="T12"/></text:p>
      <text:p text:style-name="P30"><text:soft-page-break/>Théorie du reflet :</text:p>
      <text:p text:style-name="P30"/>
      <text:p text:style-name="P6">Selon Marx l’infrastructure (moyens de production) détermine la superstructure (Droit, Religion, Arts, Littérature…). <text:s/>Selon Weber c’est l’inverse.</text:p>
      <text:p text:style-name="P6"/>
      <text:p text:style-name="P7">Ainsi pour comprendre le monde il faut s’intéresser aux infrastructures <text:span text:style-name="T18">(monde matériel). </text:span></text:p>
      <text:p text:style-name="P7"/>
      <text:p text:style-name="P8">Marx considère qu’il faut abolir toutes les dominations. <text:span text:style-name="T19">Pour lui l’État est le gardien de la bourgeoisie, la bourgeoisie possédant tous les moyens de production.</text:span></text:p>
      <text:p text:style-name="P9">Les prolétaires eux ont une fonction de production, <text:span text:style-name="T20">ils retirent de leurs travail uniquement de quoi survivre pour renouveler leurs forces.</text:span></text:p>
      <text:p text:style-name="P9"/>
      <text:p text:style-name="P9"><text:span text:style-name="T21">Marx croit aussi au concept de </text:span><text:span text:style-name="T1">La fin de l’Histoire</text:span><text:span text:style-name="T21">, ce qui signifie la fin du conflit, avec l’accomplissement de la société communiste (dictature du prolétariat), et l’extinction de la bourgeoisie et de l’État, qui ne sont à ces yeux que des parasites. </text:span></text:p>
      <text:p text:style-name="P9"/>
      <text:p text:style-name="P10">Le matérialisme historique donne aussi la priorité à la pratique, « C’est dans la pratique que l’on rencontre la vérité », participation à des conférences, à des mouvements ouvriers… </text:p>
      <text:p text:style-name="P11"/>
      <text:p text:style-name="P11"/>
      <text:p text:style-name="P12">b. Marx économiste</text:p>
      <text:p text:style-name="P12"/>
      <text:p text:style-name="P31">Le Capital<text:span text:style-name="T2">, sous-titre : « Critique de l’économie politique ».</text:span></text:p>
      <text:p text:style-name="P31"><text:span text:style-name="T2"/></text:p>
      <text:p text:style-name="P32"><text:span text:style-name="T2">Théorie de la valeur travaille : </text:span><text:span text:style-name="T13">Valeur calculée par le temps investi dans la production de la marchandise, « </text:span><text:span text:style-name="T14">Combien d’heures pour un bien ».</text:span></text:p>
      <text:p text:style-name="P32"><text:span text:style-name="T14"/></text:p>
      <text:p text:style-name="P33"><text:span text:style-name="T14">L’</text:span><text:span text:style-name="T2">exploitation de l’homme par l’homme exige de mettre </text:span><text:span text:style-name="T15">plus de travail humain et moins de capital dans le processus de création des biens.</text:span></text:p>
      <text:p text:style-name="P33"><text:span text:style-name="T15"/></text:p>
      <text:p text:style-name="P34">Contradiction du capitalisme :</text:p>
      <text:p text:style-name="P34"><text:span text:style-name="T2"/></text:p>
      <text:p text:style-name="P35"><text:span text:style-name="T2">- </text:span>Priorité donné au travail par rapport au capital :<text:span text:style-name="T2"> L’augmentation du nombre d’ouvriers et leurs concentrations dans les villes, créer l’apparition des syndicats et aboutit à une prise de conscience grandissante de leur exploitation.</text:span></text:p>
      <text:p text:style-name="P35"><text:span text:style-name="T2"/></text:p>
      <text:p text:style-name="P36"><text:span text:style-name="T2"/></text:p>
      <text:p text:style-name="P36"><text:span text:style-name="T2"/></text:p>
      <text:p text:style-name="P36"><text:span text:style-name="T2"/></text:p>
      <text:p text:style-name="P36"><text:span text:style-name="T2"/></text:p>
      <text:p text:style-name="P36"><text:soft-page-break/><text:span text:style-name="T2">- </text:span>Baisse tendanciel du taux de profit :</text:p>
      <text:p text:style-name="P36"/>
      <text:p text:style-name="P13">La compétition internationale et l’apparition des machines, fait que la part du temps de travail humain baisse dans le processus de production, or le profit est basé sur l’exploitation du capital humain → Baisse tendanciel des profits → Fin du capitalisme.</text:p>
      <text:p text:style-name="P13"/>
      <text:p text:style-name="P14">Marx était en effet persuadé que le capitalisme disparaîtrait sous les poids de ces propres contradictions. <text:span text:style-name="T22">Mais le capitalisme a survécu car il a appris du Marxisme, et a mis en place des mesures ralentissant la révolution (Paternalisme, assurance chômage, sécurité sociale, service public, …).</text:span></text:p>
      <text:p text:style-name="P14"/>
      <text:p text:style-name="P14"/>
      <text:p text:style-name="P14"><text:span text:style-name="T23">3. Marx sociologue</text:span></text:p>
      <text:p text:style-name="P14"/>
      <text:p text:style-name="P15"><text:span text:style-name="T24">Invention de concepts très importants :</text:span></text:p>
      <text:p text:style-name="P15"/>
      <text:p text:style-name="P16">- <text:span text:style-name="T25">Classes sociales : Groupe qui a conscience de ses intérêts communs. La bourgeoisie est la classe la plus consciente d’elle même, elle est donc soudée.</text:span></text:p>
      <text:p text:style-name="P16"/>
      <text:p text:style-name="P17">- <text:span text:style-name="T26">Aliénation : Être dans un processus dont on ne connaît pas la finalité.</text:span></text:p>
      <text:p text:style-name="P17"/>
      <text:p text:style-name="P18">« <text:span text:style-name="T27">L’idéologie Allemande », Marx commente comment l’individu perçoit lui même la contradiction entre sa personnalité et les conditions de vie qui lui sont imposées par le travail.</text:span></text:p>
      <text:p text:style-name="P18"/>
      <text:p text:style-name="P18"><text:span text:style-name="T28">D’où l’individu même, ouvrier londonien, mène une existence bornée, monotone et cruelle. « Il est aliéné par le système capitaliste », « L’homme fait un travail qui ne donne aucun sens à sa vie ».</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14:42.884956920</meta:creation-date>
    <dc:date>2018-10-01T19:59:29.692036714</dc:date>
    <meta:editing-duration>PT2H37M4S</meta:editing-duration>
    <meta:editing-cycles>171</meta:editing-cycles>
    <meta:generator>LibreOffice/6.1.1.2$Linux_X86_64 LibreOffice_project/10$Build-2</meta:generator>
    <meta:document-statistic meta:table-count="0" meta:image-count="0" meta:object-count="0" meta:page-count="3" meta:paragraph-count="35" meta:word-count="684" meta:character-count="4291" meta:non-whitespace-character-count="3635"/>
  </office:meta>
</office:document-meta>
</file>